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067cm"/>
      <style:text-properties style:font-name="Arial" fo:font-size="11pt" fo:language="pl" fo:country="PL" officeooo:paragraph-rsid="001f7f7e" style:font-size-asian="11pt" style:font-size-complex="11pt"/>
    </style:style>
    <style:style style:name="P2" style:family="paragraph" style:parent-style-name="Standard">
      <style:paragraph-properties fo:line-height="0.067cm"/>
      <style:text-properties style:font-name="Arial" fo:font-size="11pt" fo:language="pl" fo:country="PL" officeooo:paragraph-rsid="00290eda" style:font-size-asian="11pt" style:font-size-complex="11pt"/>
    </style:style>
    <style:style style:name="P3" style:family="paragraph" style:parent-style-name="Standard">
      <style:paragraph-properties fo:line-height="0.067cm"/>
      <style:text-properties style:font-name="Arial" fo:font-size="11pt" fo:language="pl" fo:country="PL" officeooo:paragraph-rsid="003033e0" style:font-size-asian="11pt" style:font-size-complex="11pt"/>
    </style:style>
    <style:style style:name="P4" style:family="paragraph" style:parent-style-name="Standard">
      <style:paragraph-properties fo:line-height="0.072cm"/>
      <style:text-properties style:font-name="Arial" fo:font-size="11pt" fo:language="pl" fo:country="PL" officeooo:paragraph-rsid="001f7f7e" style:font-size-asian="11pt" style:font-size-complex="11pt"/>
    </style:style>
    <style:style style:name="P5" style:family="paragraph" style:parent-style-name="Standard">
      <style:paragraph-properties fo:line-height="0.072cm"/>
      <style:text-properties style:font-name="Arial" fo:font-size="11pt" fo:language="pl" fo:country="PL" officeooo:paragraph-rsid="00290eda" style:font-size-asian="11pt" style:font-size-complex="11pt"/>
    </style:style>
    <style:style style:name="P6" style:family="paragraph" style:parent-style-name="Standard">
      <style:paragraph-properties fo:line-height="0.093cm"/>
      <style:text-properties style:font-name="Arial" fo:font-size="11pt" fo:language="pl" fo:country="PL" officeooo:paragraph-rsid="001f7f7e" style:font-size-asian="11pt" style:font-size-complex="11pt"/>
    </style:style>
    <style:style style:name="P7" style:family="paragraph" style:parent-style-name="Standard">
      <style:paragraph-properties fo:line-height="0.093cm"/>
      <style:text-properties style:font-name="Arial" fo:font-size="11pt" fo:language="pl" fo:country="PL" officeooo:paragraph-rsid="00290eda" style:font-size-asian="11pt" style:font-size-complex="11pt"/>
    </style:style>
    <style:style style:name="P8" style:family="paragraph" style:parent-style-name="Standard">
      <style:text-properties fo:color="#0066ff" style:font-name="Arial" fo:font-size="13pt" fo:language="pl" fo:country="PL" fo:font-weight="bold" officeooo:rsid="001e0725" officeooo:paragraph-rsid="001e0725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66ff" style:font-name="Arial" fo:font-size="13pt" fo:language="pl" fo:country="PL" fo:font-weight="bold" officeooo:rsid="001e0725" officeooo:paragraph-rsid="0028c6ef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66ff" style:font-name="Arial" fo:font-size="13pt" fo:language="pl" fo:country="PL" fo:font-weight="bold" officeooo:rsid="0028c6ef" officeooo:paragraph-rsid="0028c6ef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66ff" style:font-name="Arial" fo:font-size="13pt" fo:language="pl" fo:country="PL" fo:font-weight="bold" officeooo:rsid="0028c6ef" officeooo:paragraph-rsid="002e45c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1f7f7e" style:font-name-asian="Cambria" style:font-size-asian="14pt" style:font-weight-asian="bold" style:font-name-complex="Cambria"/>
    </style:style>
    <style:style style:name="P13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290eda" style:font-name-asian="Cambria" style:font-size-asian="14pt" style:font-weight-asian="bold" style:font-name-complex="Cambria"/>
    </style:style>
    <style:style style:name="P14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3033e0" style:font-name-asian="Cambria" style:font-size-asian="14pt" style:font-weight-asian="bold" style:font-name-complex="Cambria"/>
    </style:style>
    <style:style style:name="P15" style:family="paragraph" style:parent-style-name="Standard">
      <style:text-properties fo:color="#ff3333" style:font-name="Arial" fo:font-size="14pt" fo:language="pl" fo:country="PL" fo:font-weight="bold" officeooo:rsid="001e0725" officeooo:paragraph-rsid="001e0725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ff3333" style:font-name="Arial" fo:font-size="14pt" fo:language="pl" fo:country="PL" fo:font-weight="bold" officeooo:rsid="001e0725" officeooo:paragraph-rsid="00290eda" style:font-size-asian="14pt" style:font-weight-asian="bold" style:font-size-complex="14pt" style:font-weight-complex="bold"/>
    </style:style>
    <style:style style:name="P17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paragraph-rsid="001f7f7e" style:font-size-asian="11pt" style:font-size-complex="11pt"/>
    </style:style>
    <style:style style:name="P18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paragraph-rsid="00290eda" style:font-size-asian="11pt" style:font-size-complex="11pt"/>
    </style:style>
    <style:style style:name="P19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paragraph-rsid="003033e0" style:font-size-asian="11pt" style:font-size-complex="11pt"/>
    </style:style>
    <style:style style:name="P20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1f7f7e" officeooo:paragraph-rsid="001f7f7e" style:font-size-asian="11pt" style:font-size-complex="11pt"/>
    </style:style>
    <style:style style:name="P21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1f7f7e" officeooo:paragraph-rsid="00290eda" style:font-size-asian="11pt" style:font-size-complex="11pt"/>
    </style:style>
    <style:style style:name="P22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2e7f0" officeooo:paragraph-rsid="002371e1" style:font-size-asian="11pt" style:font-size-complex="11pt"/>
    </style:style>
    <style:style style:name="P23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2e7f0" officeooo:paragraph-rsid="00290eda" style:font-size-asian="11pt" style:font-size-complex="11pt"/>
    </style:style>
    <style:style style:name="P24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983d5" officeooo:paragraph-rsid="002983d5" style:font-size-asian="11pt" style:font-size-complex="11pt"/>
    </style:style>
    <style:style style:name="P25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3033e0" officeooo:paragraph-rsid="003033e0" style:font-size-asian="11pt" style:font-size-complex="11pt"/>
    </style:style>
    <style:style style:name="P26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33e0" officeooo:paragraph-rsid="003033e0" style:font-size-asian="11pt" style:font-weight-asian="normal" style:font-size-complex="11pt" style:font-weight-complex="normal"/>
    </style:style>
    <style:style style:name="P27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9ce2" officeooo:paragraph-rsid="00309ce2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9ce2" officeooo:paragraph-rsid="00309ce2" style:font-size-asian="11pt" style:font-weight-asian="normal" style:font-size-complex="11pt" style:font-weight-complex="normal"/>
    </style:style>
    <style:style style:name="P29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style:font-name="Arial" fo:font-size="14pt" fo:language="pl" fo:country="PL" officeooo:rsid="001f7f7e" officeooo:paragraph-rsid="002105a0" style:font-size-asian="14pt" style:font-size-complex="14pt"/>
    </style:style>
    <style:style style:name="P30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style:font-name="Arial" fo:font-size="14pt" fo:language="pl" fo:country="PL" officeooo:rsid="001f7f7e" officeooo:paragraph-rsid="00290eda" style:font-size-asian="14pt" style:font-size-complex="14pt"/>
    </style:style>
    <style:style style:name="P31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1f7f7e" style:font-size-asian="14pt" style:font-weight-asian="bold" style:font-size-complex="14pt" style:font-weight-complex="bold"/>
    </style:style>
    <style:style style:name="P32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290eda" style:font-size-asian="14pt" style:font-weight-asian="bold" style:font-size-complex="14pt" style:font-weight-complex="bold"/>
    </style:style>
    <style:style style:name="P33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3033e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290ed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1f7f7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3033e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24ef10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290ed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33c35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28c6ef" officeooo:paragraph-rsid="0028c6ef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3033e0" officeooo:paragraph-rsid="003033e0" style:font-size-asian="13pt" style:font-weight-asian="bold" style:font-size-complex="13pt" style:font-weight-complex="bold"/>
    </style:style>
    <style:style style:name="P42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2e7f0" officeooo:paragraph-rsid="002371e1" style:font-size-asian="11pt" style:font-size-complex="11pt"/>
    </style:style>
    <style:style style:name="P43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2e7f0" officeooo:paragraph-rsid="00290eda" style:font-size-asian="11pt" style:font-size-complex="11pt"/>
    </style:style>
    <style:style style:name="T1" style:family="text">
      <style:text-properties fo:color="#ff3333" fo:font-weight="bold" style:font-name-asian="Cambria" style:font-weight-asian="bold" style:font-name-complex="Cambria" style:font-weight-complex="bold"/>
    </style:style>
    <style:style style:name="T2" style:family="text">
      <style:text-properties fo:color="#ff3333" fo:font-weight="bold" officeooo:rsid="002105a0" style:font-name-asian="Cambria" style:font-weight-asian="bold" style:font-name-complex="Cambria" style:font-weight-complex="bold"/>
    </style:style>
    <style:style style:name="T3" style:family="text">
      <style:text-properties fo:color="#ff3333" fo:font-weight="bold" officeooo:rsid="0022e7f0" style:font-name-asian="Cambria" style:font-weight-asian="bold" style:font-name-complex="Cambria" style:font-weight-complex="bold"/>
    </style:style>
    <style:style style:name="T4" style:family="text">
      <style:text-properties fo:color="#ff3333" fo:font-weight="bold" officeooo:rsid="002371e1" style:font-name-asian="Cambria" style:font-weight-asian="bold" style:font-name-complex="Cambria" style:font-weight-complex="bold"/>
    </style:style>
    <style:style style:name="T5" style:family="text">
      <style:text-properties fo:color="#ff3333" fo:font-weight="bold" officeooo:rsid="002983d5" style:font-name-asian="Cambria" style:font-weight-asian="bold" style:font-name-complex="Cambria" style:font-weight-complex="bold"/>
    </style:style>
    <style:style style:name="T6" style:family="text">
      <style:text-properties fo:color="#ff3333" fo:font-weight="bold" officeooo:rsid="002b566d" style:font-name-asian="Cambria" style:font-weight-asian="bold" style:font-name-complex="Cambria" style:font-weight-complex="bold"/>
    </style:style>
    <style:style style:name="T7" style:family="text">
      <style:text-properties fo:color="#ff3333" fo:font-weight="bold" officeooo:rsid="003033e0" style:font-name-asian="Cambria" style:font-weight-asian="bold" style:font-name-complex="Cambria" style:font-weight-complex="bold"/>
    </style:style>
    <style:style style:name="T8" style:family="text">
      <style:text-properties fo:color="#ff3333" fo:font-size="14pt" fo:font-weight="bold" officeooo:rsid="002105a0" style:font-name-asian="Cambria" style:font-size-asian="14pt" style:font-weight-asian="bold" style:font-name-complex="Cambria" style:font-size-complex="14pt" style:font-weight-complex="bold"/>
    </style:style>
    <style:style style:name="T9" style:family="text">
      <style:text-properties style:font-name="Arial" style:font-name-asian="Cambria" style:font-name-complex="Cambria"/>
    </style:style>
    <style:style style:name="T10" style:family="text">
      <style:text-properties style:font-name="Arial" officeooo:rsid="00290eda" style:font-name-asian="Cambria" style:font-name-complex="Cambria"/>
    </style:style>
    <style:style style:name="T11" style:family="text">
      <style:text-properties style:font-name="Arial" officeooo:rsid="002b566d" style:font-name-asian="Cambria" style:font-name-complex="Cambria"/>
    </style:style>
    <style:style style:name="T12" style:family="text">
      <style:text-properties style:font-name="Arial" officeooo:rsid="003033e0" style:font-name-asian="Cambria" style:font-name-complex="Cambria"/>
    </style:style>
    <style:style style:name="T13" style:family="text">
      <style:text-properties officeooo:rsid="001f7f7e"/>
    </style:style>
    <style:style style:name="T14" style:family="text">
      <style:text-properties style:font-name-asian="Cambria" style:font-name-complex="Cambria"/>
    </style:style>
    <style:style style:name="T15" style:family="text">
      <style:text-properties officeooo:rsid="00266ad0" style:font-name-asian="Cambria" style:font-name-complex="Cambria"/>
    </style:style>
    <style:style style:name="T16" style:family="text">
      <style:text-properties officeooo:rsid="003033e0" style:font-name-asian="Cambria" style:font-name-complex="Cambria"/>
    </style:style>
    <style:style style:name="T17" style:family="text">
      <style:text-properties fo:color="#000000" fo:font-weight="normal" style:font-name-asian="Cambria" style:font-weight-asian="normal" style:font-name-complex="Cambria" style:font-weight-complex="normal"/>
    </style:style>
    <style:style style:name="T18" style:family="text">
      <style:text-properties fo:color="#000000" fo:font-weight="normal" officeooo:rsid="001f7f7e" style:font-name-asian="Cambria" style:font-weight-asian="normal" style:font-name-complex="Cambria" style:font-weight-complex="normal"/>
    </style:style>
    <style:style style:name="T19" style:family="text">
      <style:text-properties fo:color="#000000" fo:font-weight="normal" officeooo:rsid="002371e1" style:font-name-asian="Cambria" style:font-weight-asian="normal" style:font-name-complex="Cambria" style:font-weight-complex="normal"/>
    </style:style>
    <style:style style:name="T20" style:family="text">
      <style:text-properties fo:color="#000000" fo:font-weight="normal" officeooo:rsid="002d521c" style:font-name-asian="Cambria" style:font-weight-asian="normal" style:font-name-complex="Cambria" style:font-weight-complex="normal"/>
    </style:style>
    <style:style style:name="T21" style:family="text">
      <style:text-properties officeooo:rsid="002371e1"/>
    </style:style>
    <style:style style:name="T22" style:family="text">
      <style:text-properties fo:font-size="12pt" fo:font-weight="normal" officeooo:rsid="0024ef10" style:font-name-asian="Cambria" style:font-size-asian="10.5pt" style:font-weight-asian="normal" style:font-name-complex="Cambria" style:font-size-complex="12pt" style:font-weight-complex="normal"/>
    </style:style>
    <style:style style:name="T23" style:family="text">
      <style:text-properties fo:font-size="12pt" fo:font-weight="normal" officeooo:rsid="002105a0" style:font-name-asian="Cambria" style:font-size-asian="10.5pt" style:font-weight-asian="normal" style:font-name-complex="Cambria" style:font-size-complex="12pt" style:font-weight-complex="normal"/>
    </style:style>
    <style:style style:name="T24" style:family="text">
      <style:text-properties fo:font-size="12pt" fo:font-weight="normal" officeooo:rsid="00266ad0" style:font-name-asian="Cambria" style:font-size-asian="10.5pt" style:font-weight-asian="normal" style:font-name-complex="Cambria" style:font-size-complex="12pt" style:font-weight-complex="normal"/>
    </style:style>
    <style:style style:name="T25" style:family="text">
      <style:text-properties officeooo:rsid="002983d5"/>
    </style:style>
    <style:style style:name="T26" style:family="text">
      <style:text-properties officeooo:rsid="002e45c5"/>
    </style:style>
    <style:style style:name="T27" style:family="text">
      <style:text-properties officeooo:rsid="00309c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</text:p>
      <text:p text:style-name="P9">Historia gry - w czasie rozgrywki gracze mają dostęp do podejrzenia wcześniejszych ruchów bez faktycznego powodowania zmian w rozgrywce. Po kliknięciu w odpowiedni przycisk, figury ustawią się tak, jak w poprzednim ruchu. Po kolejnych kliknięciach gracz będzie się cofał tak aż do początku.</text:p>
      <text:p text:style-name="P8"/>
      <text:p text:style-name="P15"/>
      <text:p text:style-name="P35"><text:span text:style-name="T10">1. </text:span><text:span text:style-name="T9">Scenariusz główny</text:span></text:p>
      <text:list xml:id="list5869766755307627082" text:style-name="WW8Num2">
        <text:list-header>
          <text:p text:style-name="P31"><text:span text:style-name="T9"/></text:p>
        </text:list-header>
      </text:list>
      <text:p text:style-name="P12"/>
      <text:list xml:id="list154433714394121" text:continue-numbering="true" text:style-name="WW8Num2">
        <text:list-item>
          <text:list>
            <text:list-item>
              <text:list>
                <text:list-item>
                  <text:p text:style-name="P17">Uruchomienie aplikacji</text:p>
                </text:list-item>
              </text:list>
            </text:list-item>
          </text:list>
        </text:list-item>
      </text:list>
      <text:p text:style-name="P1"/>
      <text:list xml:id="list154432029883772" text:continue-numbering="true" text:style-name="WW8Num2">
        <text:list-item>
          <text:list>
            <text:list-item>
              <text:list>
                <text:list-item>
                  <text:p text:style-name="P20">Poprawne zalogowanie się do systemu *</text:p>
                </text:list-item>
              </text:list>
            </text:list-item>
          </text:list>
        </text:list-item>
      </text:list>
      <text:p text:style-name="P4"/>
      <text:list xml:id="list154432301131119" text:continue-numbering="true" text:style-name="WW8Num2">
        <text:list-item>
          <text:list>
            <text:list-item>
              <text:list>
                <text:list-item>
                  <text:p text:style-name="P20">Rozpoczęcie rozgrywki poprzez dołączenie do pokoju hosta (opcjonalnie stworzenie pokoju samemu i czekanie na przeciwnika) **</text:p>
                </text:list-item>
              </text:list>
            </text:list-item>
          </text:list>
        </text:list-item>
      </text:list>
      <text:p text:style-name="P6"/>
      <text:list xml:id="list154432194080077" text:continue-numbering="true" text:style-name="WW8Num2">
        <text:list-item>
          <text:list>
            <text:list-item>
              <text:list>
                <text:list-item>
                  <text:p text:style-name="P20">Wciśnięcie przycisku „podgląd ruchu wstecz”</text:p>
                </text:list-item>
                <text:list-item>
                  <text:p text:style-name="P20">Figury zmieniają swoje pozycje na takie, jakie miały w bezpośrednio poprzedzającym ruchu</text:p>
                </text:list-item>
              </text:list>
            </text:list-item>
          </text:list>
          <text:p text:style-name="P29"/>
          <text:p text:style-name="P29"><text:span text:style-name="T2">1.</text:span><text:span text:style-name="T4">4</text:span><text:span text:style-name="T2"> Historia niedostępna z powodu cofnięcia się do początkowego stanu gr</text:span><text:span text:style-name="T3">y</text:span></text:p>
          <text:p text:style-name="P29"><text:span text:style-name="T3"/></text:p>
          <text:list>
            <text:list-item>
              <text:list>
                <text:list-item>
                  <text:p text:style-name="P22">Kroki 1-<text:span text:style-name="T21">3</text:span> ze scenariusza głównego</text:p>
                </text:list-item>
                <text:list-item>
                  <text:p text:style-name="P22"><text:span text:style-name="T17">Przycisk „</text:span><text:span text:style-name="T18">podgląd ruchu wstecz” </text:span><text:span text:style-name="T19">świeci się na szaro (jest niedostępny)</text:span></text:p>
                </text:list-item>
              </text:list>
            </text:list-item>
          </text:list>
        </text:list-item>
      </text:list>
      <text:p text:style-name="P42"><text:span text:style-name="T8"/></text:p>
      <text:p text:style-name="P42"><text:span text:style-name="T8"/></text:p>
      <text:p text:style-name="P37"><text:span text:style-name="T23">* </text:span><text:span text:style-name="T22">dokładny opis logowania w punkcie nr 10</text:span></text:p>
      <text:p text:style-name="P37"><text:span text:style-name="T22">** dokładny opis tworzenia pokoju w punkcie </text:span><text:span text:style-name="T24">nr 7</text:span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10">2.</text:p>
      <text:p text:style-name="P40"><text:span text:style-name="T15">Ranking - </text:span><text:span text:style-name="T14">b</text:span><text:span text:style-name="T15">ędzie on dostępny na głównym ekranie jako zakładka – lista</text:span></text:p>
      <text:p text:style-name="P40"><text:span text:style-name="T15">najlepszych graczy z największą liczbą punktów. Podliczanie punktacji</text:span></text:p>
      <text:p text:style-name="P40"><text:span text:style-name="T15">wygląda następująco: każda bierka ma swoją liczbę punktów – zwycięski</text:span></text:p>
      <text:p text:style-name="P40"><text:span text:style-name="T15">gracz otrzymuje doliczoną liczbę punktów na swoje konto za wytracone</text:span></text:p>
      <text:p text:style-name="P40"><text:span text:style-name="T15">bierki.</text:span></text:p>
      <text:p text:style-name="P40"><text:span text:style-name="T15"/></text:p>
      <text:p text:style-name="P16"/>
      <text:p text:style-name="P34"><text:span text:style-name="T11">2</text:span><text:span text:style-name="T10">. </text:span><text:span text:style-name="T9">Scenariusz główny</text:span></text:p>
      <text:list xml:id="list154433276188017" text:continue-numbering="true" text:style-name="WW8Num2">
        <text:list-header>
          <text:p text:style-name="P32"><text:span text:style-name="T9"/></text:p>
        </text:list-header>
      </text:list>
      <text:p text:style-name="P13"/>
      <text:list xml:id="list154432534479337" text:continue-numbering="true" text:style-name="WW8Num2">
        <text:list-item>
          <text:list>
            <text:list-item>
              <text:list>
                <text:list-item>
                  <text:p text:style-name="P18">Uruchomienie aplikacji</text:p>
                </text:list-item>
              </text:list>
            </text:list-item>
          </text:list>
        </text:list-item>
      </text:list>
      <text:p text:style-name="P2"/>
      <text:list xml:id="list154432113956310" text:continue-numbering="true" text:style-name="WW8Num2">
        <text:list-item>
          <text:list>
            <text:list-item>
              <text:list>
                <text:list-item>
                  <text:p text:style-name="P21">Poprawne zalogowanie się do systemu *</text:p>
                </text:list-item>
              </text:list>
            </text:list-item>
          </text:list>
        </text:list-item>
      </text:list>
      <text:p text:style-name="P5"/>
      <text:list xml:id="list154432995911919" text:continue-numbering="true" text:style-name="WW8Num2">
        <text:list-item>
          <text:list>
            <text:list-item>
              <text:list>
                <text:list-item>
                  <text:p text:style-name="P24">Wejście w zakładkę rankingu</text:p>
                </text:list-item>
              </text:list>
            </text:list-item>
          </text:list>
        </text:list-item>
      </text:list>
      <text:p text:style-name="P7"/>
      <text:list xml:id="list154433314218831" text:continue-numbering="true" text:style-name="WW8Num2">
        <text:list-item>
          <text:list>
            <text:list-item>
              <text:list>
                <text:list-item>
                  <text:p text:style-name="P21">W<text:span text:style-name="T25">yświetlony zostanie ranking, w którym znajduję się 10-u najlepszych graczy (z największą ilością punktów). Wyświetlona zostaje nazwa użytkownika oraz punkty, jakie posiada</text:span></text:p>
                </text:list-item>
              </text:list>
            </text:list-item>
          </text:list>
          <text:p text:style-name="P30"/>
          <text:p text:style-name="P30"><text:span text:style-name="T2"/></text:p>
          <text:p text:style-name="P30"><text:span text:style-name="T2"/></text:p>
          <text:p text:style-name="P30"><text:soft-page-break/><text:span text:style-name="T6">2</text:span><text:span text:style-name="T2">.</text:span><text:span text:style-name="T4">4</text:span><text:span text:style-name="T2"> </text:span><text:span text:style-name="T5">Brak danych do wyświetlenia</text:span></text:p>
          <text:p text:style-name="P30"><text:span text:style-name="T3"/></text:p>
          <text:list>
            <text:list-item>
              <text:list>
                <text:list-item>
                  <text:p text:style-name="P23">Kroki 1-<text:span text:style-name="T21">3</text:span> ze scenariusza głównego</text:p>
                </text:list-item>
                <text:list-item>
                  <text:p text:style-name="P24"><text:span text:style-name="T19">J</text:span><text:span text:style-name="T17">eżeli najlepszych graczy jest mniej niż 10-u, w miejsce pustych miejsc rankingu nie wpisywane jest nic </text:span><text:span text:style-name="T20">(puste pozycje)</text:span></text:p>
                </text:list-item>
              </text:list>
            </text:list-item>
          </text:list>
        </text:list-item>
      </text:list>
      <text:p text:style-name="P43"><text:span text:style-name="T8"/></text:p>
      <text:p text:style-name="P43"><text:span text:style-name="T8"/></text:p>
      <text:p text:style-name="P38"><text:span text:style-name="T23">* </text:span><text:span text:style-name="T22">dokładny opis logowania w punkcie nr 10</text:span></text:p>
      <text:p text:style-name="P38"><text:span text:style-name="T24"/></text:p>
      <text:p text:style-name="P11"><text:span text:style-name="T26">3</text:span>.</text:p>
      <text:p text:style-name="P41"><text:span text:style-name="T15">Dźwięki w grze. Podczas: zaznaczania pionka, wykonania ruchu, rozpoczęcia</text:span></text:p>
      <text:p text:style-name="P41"><text:span text:style-name="T15">i zakończenia gry gracz będzie słyszał różne dźwięki.</text:span></text:p>
      <text:p text:style-name="P41"><text:span text:style-name="T15"/></text:p>
      <text:p text:style-name="P36"><text:span text:style-name="T12">3</text:span><text:span text:style-name="T10">. </text:span><text:span text:style-name="T9">Scenariusz główny</text:span></text:p>
      <text:list xml:id="list154432677683027" text:continue-numbering="true" text:style-name="WW8Num2">
        <text:list-header>
          <text:p text:style-name="P33"><text:span text:style-name="T9"/></text:p>
        </text:list-header>
      </text:list>
      <text:p text:style-name="P14"/>
      <text:list xml:id="list154433392085445" text:continue-numbering="true" text:style-name="WW8Num2">
        <text:list-item>
          <text:list>
            <text:list-item>
              <text:list>
                <text:list-item>
                  <text:p text:style-name="P19">Uruchomienie aplikacji</text:p>
                </text:list-item>
              </text:list>
            </text:list-item>
          </text:list>
        </text:list-item>
      </text:list>
      <text:p text:style-name="P3"/>
      <text:list xml:id="list154433351323580" text:continue-numbering="true" text:style-name="WW8Num2">
        <text:list-item>
          <text:list>
            <text:list-item>
              <text:list>
                <text:list-item>
                  <text:p text:style-name="P19"><text:span text:style-name="T13">Poprawne zalogowanie się do systemu *</text:span></text:p>
                </text:list-item>
                <text:list-item>
                  <text:p text:style-name="P19"><text:span text:style-name="T13">Rozpoczęcie rozgrywki poprzez dołączenie do pokoju hosta (opcjonalnie stworzenie pokoju samemu i czekanie na przeciwnika) **</text:span></text:p>
                </text:list-item>
                <text:list-item>
                  <text:p text:style-name="P25">Ob<text:span text:style-name="T27">aj</text:span> gracz<text:span text:style-name="T27">e</text:span> słysz<text:span text:style-name="T27">ą</text:span> dźwięk charakterystyczny dla rozpoczęcia rozgrywki</text:p>
                </text:list-item>
                <text:list-item>
                  <text:p text:style-name="P26"><text:span text:style-name="T15">Z</text:span><text:span text:style-name="T14">aznaczenie pionka, którym gracz zamierza się ruszyć</text:span></text:p>
                </text:list-item>
                <text:list-item>
                  <text:p text:style-name="P26"><text:span text:style-name="T14">Gracz, </text:span><text:span text:style-name="T1">który wykonuje ruch</text:span><text:span text:style-name="T14">, słyszy dźwięk charakterystyczny dla zaznaczania pionka</text:span></text:p>
                </text:list-item>
                <text:list-item>
                  <text:p text:style-name="P27"><text:span text:style-name="T14">Wykonanie ruchu przez gracza</text:span></text:p>
                </text:list-item>
                <text:list-item>
                  <text:p text:style-name="P27"><text:span text:style-name="T16">Gracz, </text:span><text:span text:style-name="T7">który wykonuje ruch</text:span><text:span text:style-name="T16">, słyszy dźwięk charakterystyczny dla </text:span><text:span text:style-name="T14">wykonywania ruchu</text:span></text:p>
                </text:list-item>
                <text:list-item>
                  <text:p text:style-name="P27"><text:span text:style-name="T14">Zwycięstwo jednego z graczy</text:span></text:p>
                </text:list-item>
                <text:list-item>
                  <text:p text:style-name="P27"><text:span text:style-name="T14">Obaj gracze słyszą dźwięk charakterystyczny dla końca rozgrywki</text:span></text:p>
                </text:list-item>
              </text:list>
            </text:list-item>
          </text:list>
        </text:list-item>
      </text:list>
      <text:p text:style-name="P28"><text:span text:style-name="T14"/></text:p>
      <text:p text:style-name="P28"><text:span text:style-name="T14"/></text:p>
      <text:p text:style-name="P28"><text:span text:style-name="T14"/></text:p>
      <text:p text:style-name="P39"><text:span text:style-name="T23">* </text:span><text:span text:style-name="T22">dokładny opis logowania w punkcie nr 10</text:span></text:p>
      <text:p text:style-name="P39"><text:span text:style-name="T22">** dokładny opis tworzenia pokoju w punkcie </text:span><text:span text:style-name="T24">nr 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4:56:14.544000000</meta:creation-date>
    <meta:generator>LibreOffice/5.2.2.2$Windows_x86 LibreOffice_project/8f96e87c890bf8fa77463cd4b640a2312823f3ad</meta:generator>
    <dc:date>2018-05-06T15:43:08.132000000</dc:date>
    <meta:editing-duration>PT46M47S</meta:editing-duration>
    <meta:editing-cycles>19</meta:editing-cycles>
    <meta:document-statistic meta:table-count="0" meta:image-count="0" meta:object-count="0" meta:page-count="2" meta:paragraph-count="44" meta:word-count="380" meta:character-count="2546" meta:non-whitespace-character-count="2231"/>
  </office:meta>
</office:document-meta>
</file>